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5ee6" officeooo:paragraph-rsid="00125ee6"/>
    </style:style>
    <style:style style:name="P2" style:family="paragraph" style:parent-style-name="Standard">
      <style:paragraph-properties fo:text-align="center" style:justify-single-word="false"/>
      <style:text-properties fo:font-size="16pt" officeooo:rsid="00125ee6" officeooo:paragraph-rsid="00125ee6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5ee6" officeooo:paragraph-rsid="00125ee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1</text:p>
      <text:p text:style-name="P2"/>
      <text:p text:style-name="P3"><text:line-break/>I learned from this project I initially learned how to make a flexible array within a struct. <text:s/>I used this to hold the command to be sent to execvp. <text:s/>I also used this to manage the list of background tasks that I have spawned. I learned how to manage the size of this list as well. Then, I learned how to parse the inputted line to read the number of arguments for the command and store each argument separately in the previous command struct. <text:s/>I then, checked if the command was a builtin using strcmp. These used the getpid, getppid, chdir, and getcwd functions to handle. The jobs built in simply read the list of jobs I have stored in the background tast list. </text:p>
      <text:p text:style-name="P3"/>
      <text:p text:style-name="P3">For spawing a process, I did not use the way shown in lab on the white board where it call fork twice. Rather I managed them all by my list. Depending on if the program is meant to be in the background or foreground, I either add them to the jobs list or wait for them to finish respectively. Then, each time a command is inputted. We check if any of the background processes have ended. Additionally, I used some fun (or stupid) gotos. Just kind of wanted to see if I could. They are used to correctly decide what objects should be freed by the program at the end of the while loop or end of the program altogether.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5ee6" officeooo:paragraph-rsid="00125e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acob Boicken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3T20:04:32.975952683</meta:creation-date>
    <dc:date>2022-03-03T20:17:14.611201944</dc:date>
    <meta:editing-duration>PT11S</meta:editing-duration>
    <meta:editing-cycles>1</meta:editing-cycles>
    <meta:generator>LibreOffice/7.2.1.2$OpenBSD_X86_64 LibreOffice_project/20$Build-2</meta:generator>
    <meta:document-statistic meta:table-count="0" meta:image-count="0" meta:object-count="0" meta:page-count="1" meta:paragraph-count="4" meta:word-count="249" meta:character-count="1307" meta:non-whitespace-character-count="1056"/>
  </office:meta>
</office:document-meta>
</file>